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rsid="001544ef" officeooo:paragraph-rsid="001544ef" style:font-size-asian="11pt" style:font-size-complex="11pt"/>
    </style:style>
    <style:style style:name="P2" style:family="paragraph" style:parent-style-name="Standard">
      <style:text-properties style:font-name="Liberation Sans" fo:font-size="11pt" officeooo:rsid="001544ef" officeooo:paragraph-rsid="002ecf17" style:font-size-asian="11pt" style:font-size-complex="11pt"/>
    </style:style>
    <style:style style:name="P3" style:family="paragraph" style:parent-style-name="Standard">
      <style:text-properties style:font-name="Liberation Sans" fo:font-size="11pt" officeooo:rsid="001544ef" officeooo:paragraph-rsid="002be5f9" style:font-size-asian="11pt" style:font-size-complex="11pt"/>
    </style:style>
    <style:style style:name="P4" style:family="paragraph" style:parent-style-name="Standard">
      <style:text-properties style:font-name="Liberation Sans" fo:font-size="11pt" officeooo:rsid="001544ef" officeooo:paragraph-rsid="003937a2" style:font-size-asian="11pt" style:font-size-complex="11pt"/>
    </style:style>
    <style:style style:name="P5" style:family="paragraph" style:parent-style-name="Standard">
      <style:text-properties style:font-name="Liberation Sans" fo:font-size="11pt" officeooo:rsid="00256ada" officeooo:paragraph-rsid="00256ada" style:font-size-asian="11pt" style:font-size-complex="11pt"/>
    </style:style>
    <style:style style:name="P6" style:family="paragraph" style:parent-style-name="Standard">
      <style:text-properties style:font-name="Liberation Sans" fo:font-size="11pt" officeooo:rsid="0030e0d8" officeooo:paragraph-rsid="0030e0d8" style:font-size-asian="11pt" style:font-size-complex="11pt"/>
    </style:style>
    <style:style style:name="P7" style:family="paragraph" style:parent-style-name="Standard">
      <style:text-properties style:font-name="Liberation Sans" fo:font-size="11pt" officeooo:rsid="002f23e8" officeooo:paragraph-rsid="0030e0d8" style:font-size-asian="11pt" style:font-size-complex="11pt"/>
    </style:style>
    <style:style style:name="P8" style:family="paragraph" style:parent-style-name="Standard">
      <style:text-properties style:font-name="Liberation Sans" fo:font-size="11pt" officeooo:rsid="003202fb" officeooo:paragraph-rsid="003202fb" style:font-size-asian="11pt" style:font-size-complex="11pt"/>
    </style:style>
    <style:style style:name="P9" style:family="paragraph" style:parent-style-name="Standard">
      <style:text-properties style:font-name="Liberation Sans" fo:font-size="11pt" officeooo:rsid="0032ce82" officeooo:paragraph-rsid="0032ce82" style:font-size-asian="11pt" style:font-size-complex="11pt"/>
    </style:style>
    <style:style style:name="P10" style:family="paragraph" style:parent-style-name="Standard">
      <style:text-properties style:font-name="Liberation Sans" fo:font-size="11pt" officeooo:rsid="0017564d" officeooo:paragraph-rsid="0017564d" style:font-size-asian="11pt" style:font-size-complex="11pt"/>
    </style:style>
    <style:style style:name="P11" style:family="paragraph" style:parent-style-name="Standard">
      <style:text-properties style:font-name="Liberation Sans" fo:font-size="11pt" officeooo:rsid="003817c0" officeooo:paragraph-rsid="003817c0" style:font-size-asian="11pt" style:font-size-complex="11pt"/>
    </style:style>
    <style:style style:name="P12" style:family="paragraph" style:parent-style-name="Standard">
      <style:text-properties style:font-name="Liberation Sans" fo:font-size="11pt" officeooo:rsid="002be5f9" officeooo:paragraph-rsid="002be5f9" style:font-size-asian="11pt" style:font-size-complex="11pt"/>
    </style:style>
    <style:style style:name="T1" style:family="text">
      <style:text-properties officeooo:rsid="0016ee0a"/>
    </style:style>
    <style:style style:name="T2" style:family="text">
      <style:text-properties officeooo:rsid="0017564d"/>
    </style:style>
    <style:style style:name="T3" style:family="text">
      <style:text-properties officeooo:rsid="00188c2c"/>
    </style:style>
    <style:style style:name="T4" style:family="text">
      <style:text-properties officeooo:rsid="00191dcc"/>
    </style:style>
    <style:style style:name="T5" style:family="text">
      <style:text-properties officeooo:rsid="001aa8f9"/>
    </style:style>
    <style:style style:name="T6" style:family="text">
      <style:text-properties officeooo:rsid="001b5f1a"/>
    </style:style>
    <style:style style:name="T7" style:family="text">
      <style:text-properties officeooo:rsid="001ca59c"/>
    </style:style>
    <style:style style:name="T8" style:family="text">
      <style:text-properties officeooo:rsid="001d8bf1"/>
    </style:style>
    <style:style style:name="T9" style:family="text">
      <style:text-properties officeooo:rsid="001f8571"/>
    </style:style>
    <style:style style:name="T10" style:family="text">
      <style:text-properties officeooo:rsid="00214684"/>
    </style:style>
    <style:style style:name="T11" style:family="text">
      <style:text-properties officeooo:rsid="0021888f"/>
    </style:style>
    <style:style style:name="T12" style:family="text">
      <style:text-properties officeooo:rsid="00256ada"/>
    </style:style>
    <style:style style:name="T13" style:family="text">
      <style:text-properties officeooo:rsid="00256f67"/>
    </style:style>
    <style:style style:name="T14" style:family="text">
      <style:text-properties officeooo:rsid="00291ec6"/>
    </style:style>
    <style:style style:name="T15" style:family="text">
      <style:text-properties officeooo:rsid="002d14b8"/>
    </style:style>
    <style:style style:name="T16" style:family="text">
      <style:text-properties officeooo:rsid="002d260c"/>
    </style:style>
    <style:style style:name="T17" style:family="text">
      <style:text-properties officeooo:rsid="002ecf17"/>
    </style:style>
    <style:style style:name="T18" style:family="text">
      <style:text-properties officeooo:rsid="0030e0d8"/>
    </style:style>
    <style:style style:name="T19" style:family="text">
      <style:text-properties officeooo:rsid="00349e18"/>
    </style:style>
    <style:style style:name="T20" style:family="text">
      <style:text-properties officeooo:rsid="00358aa6"/>
    </style:style>
    <style:style style:name="T21" style:family="text">
      <style:text-properties fo:language="ru" fo:country="RU"/>
    </style:style>
    <style:style style:name="T22" style:family="text">
      <style:text-properties style:font-name="Arial"/>
    </style:style>
    <style:style style:name="T23" style:family="text">
      <style:text-properties officeooo:rsid="003b12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++ <text:span text:style-name="T1">W</text:span>izardry <text:span text:style-name="T1">by Eugene “Jiteman” Shaluhin aka EISha aka SenSEI.</text:span></text:p>
      <text:p text:style-name="P4">Концепции создания кода.</text:p>
      <text:p text:style-name="P1"/>
      <text:p text:style-name="P1">Правила не являются завершенными. Они лишь отражают текущее представление о процессе разработки ПО - с учетом имеющегося опыта. С течением времени многие из них могут (а некоторые - будут) дополняться, изменяться, заменяться.</text:p>
      <text:p text:style-name="P1"/>
      <text:p text:style-name="P1">C++ <text:span text:style-name="T21">обладает</text:span> множеством потенциалов: гибкость, скорость, возможность кросс-платформенной разработки, [дополнить].</text:p>
      <text:p text:style-name="P1"/>
      <text:p text:style-name="P1">Цель создания правил - сделать использование C++ удобным, безопасным и предсказуемым для создания сложных проектов. Используются концепции и подходы из других языков, обобщенные (не зависящие от языка), из других предметных областей.</text:p>
      <text:p text:style-name="P1"/>
      <text:p text:style-name="P1">На момент создания данного текста фреймворк находится в "разобранном" состоянии. "Собирая" его, я и начинаю описывать правила и концепции использования подходов к программированию для создания программных продуктов сложных по сути, но простых в плане возможностей для модификации, расширения и эволюции.</text:p>
      <text:p text:style-name="P1"/>
      <text:p text:style-name="P1">Фреймворк служит тому же, чему и правила, использованые при его создании (см. выше). Он состоит из нескольких частей и уровней.</text:p>
      <text:p text:style-name="P1"/>
      <text:p text:style-name="P1">Основных уровней два - низкий и высокий. Их легко можно различить по использованию в первом memory-pointer [дополнить], а во втором - smart-pointer [дополнить]. {Дополнить предполагается упоминанием сопутствующих концепций}.</text:p>
      <text:p text:style-name="P1"/>
      <text:p text:style-name="P1">Частей [дополнить] - memory-management support, type support, container support, multi-threading support, operating system support.</text:p>
      <text:p text:style-name="P1"/>
      <text:p text:style-name="P1"/>
      <text:p text:style-name="P1">Правила.</text:p>
      <text:p text:style-name="P1"/>
      <text:p text:style-name="P1">[Процесс]</text:p>
      <text:p text:style-name="P1">Только разработка через тестирование (test-driven development). Точка.</text:p>
      <text:p text:style-name="P1"/>
      <text:p text:style-name="P1">[Создание<text:span text:style-name="T17">]</text:span></text:p>
      <text:p text:style-name="P1">Только конструктор по-умолчанию и конструктор копии являются открытыми.</text:p>
      <text:p text:style-name="P1">Создание объектов происходит только через <text:span text:style-name="T12">фабричные </text:span>статические методы класса create.</text:p>
      <text:p text:style-name="P5">Фабричные методы не создают объектов, лишь осуществляют проверку параметров для конструктора <text:span text:style-name="T18">(см. [Передача параметров]).</text:span></text:p>
      <text:p text:style-name="P5">Создание объектов осуществляется фабрикой <text:span text:style-name="T14">(методом другого класса) или напрямую в коде.</text:span></text:p>
      <text:p text:style-name="P5"/>
      <text:p text:style-name="P6">[Передача параметров]</text:p>
      <text:p text:style-name="P7">Фабричные методы <text:span text:style-name="T20">не должны, но </text:span>могут принимать weak указатели, но в конструктор передаются <text:span text:style-name="T20">только</text:span> shared указатели (т.е. прошедшие проверку на валидность и преобразованные).</text:p>
      <text:p text:style-name="P8">Передача “вперед” (установка значения, передача в метод на выполнение) осуществляется с использованием shared указателя после его run-time проверки на валидность.</text:p>
      <text:p text:style-name="P8">В методе осуществляется контрольная проверка параметров (через Should).</text:p>
      <text:p text:style-name="P9">Передача “назад” (запрос значения) осуществляется: через weak указатель, если значение храни<text:span text:style-name="T19">тся в объекте</text:span>; через shared указатель, если значение вычисляе<text:span text:style-name="T19">тся или создается в методе объекта</text:span>.</text:p>
      <text:p text:style-name="P7"/>
      <text:p text:style-name="P2"><text:span text:style-name="T17">[К</text:span>опирование-?]</text:p>
      <text:p text:style-name="P1">Конструктор копии - move semantics <text:span text:style-name="T15">для всех объектов, осуществляющих удаление объектов.</text:span></text:p>
      <text:p text:style-name="P1"><text:soft-page-break/>Оператор присваивания закрыт и неактивен. Копирование происходит методом create-<text:span text:style-name="T13">с</text:span>lone <text:span text:style-name="T16">(+ move-copying)</text:span>.</text:p>
      <text:p text:style-name="P1">Исключение из правила - [Встроенные типы].</text:p>
      <text:p text:style-name="P1"/>
      <text:p text:style-name="P1">[Указатели и память]</text:p>
      <text:p text:style-name="P1">Используется менеджер памяти. Все выделение памяти происходит через аллокаторы. Никаки<text:span text:style-name="T8">х</text:span> new и malloc в коде.</text:p>
      <text:p text:style-name="P1">Никаких указателей. Как следствие - отсутствие сравнения указателей между собой и с нулем.</text:p>
      <text:p text:style-name="P10">Исключение – указатели используются в реализации объектов классов memory-pointer и только там.</text:p>
      <text:p text:style-name="P1">Все объекты на высоком уровне хранятся и передаются через smart-ponter.</text:p>
      <text:p text:style-name="P1">На низком уровне используются memory-pointer. Последние хранят указатели на аллокатор и выделенную память.</text:p>
      <text:p text:style-name="P1">Smart-pointer использует memory-pointer в части своей реализации.</text:p>
      <text:p text:style-name="P1">См. правило [Аллокаторы].</text:p>
      <text:p text:style-name="P1">Предполагается добавить логгирование <text:span text:style-name="T2">и методы предаллокации при инициализации аллокаторов.</text:span></text:p>
      <text:p text:style-name="P1"/>
      <text:p text:style-name="P1">[Встроенные типы]</text:p>
      <text:p text:style-name="P1">Все встроенные типы данных "обернуты" в "оболочки" из классов.</text:p>
      <text:p text:style-name="P1">Это позволяет избегать неконтролируемых преобразований, использования численных типов в условиях [дополнить].</text:p>
      <text:p text:style-name="P1">Исключение составляет тип Boolean. Он имеет оператор bool, позволяющий использовать объекты данного типа в операторах.</text:p>
      <text:p text:style-name="P1"/>
      <text:p text:style-name="P1">[Строковый тип]</text:p>
      <text:p text:style-name="P1">Строковый класс - это особый тип. Он представляет собой нечто среднее между встроенным типом и пользовательским классом.</text:p>
      <text:p text:style-name="P1">Строки – константны <text:span text:style-name="T23">(immutable)</text:span>.</text:p>
      <text:p text:style-name="P1">Строки представлены двумя классами: Ansii-string и Unicode_string. Первый реализует ANSII-кодирование, а второй - UTF-8-кодирование.</text:p>
      <text:p text:style-name="P1"/>
      <text:p text:style-name="P1">[Параметры]</text:p>
      <text:p text:style-name="P1">Параметры любых типов, кроме "обернутых" встроенных, передаются по константной ссылке. Даже неконстантные smart-pointer.</text:p>
      <text:p text:style-name="P1">Различие между концепциями константной и неконстантной ссылок осуществляется через тип smart-pointer <text:span text:style-name="T2">(pointer и constant_pointer ([x]Name и [x]cName)).</text:span></text:p>
      <text:p text:style-name="P11">Неконстантные ссылки никогда не передаются. Для передачи ссылки на объект, в который будет записано возвращаемое значение, используется указатель (обязательно первым параметром).</text:p>
      <text:p text:style-name="P11">Для неконстантных операций с объектом по переданной константной ссылке выполняется копирование этого объекта во временный локальный объект.</text:p>
      <text:p text:style-name="P1"/>
      <text:p text:style-name="P1">[Сравнение]</text:p>
      <text:p text:style-name="P12">Вариант 1 (new one). Все, что не содержит указатели, реализует оператор ==. Все, что содержит указатели, реализует методы is-&lt;name&gt;. is-same реализует сравнение указателей, is-equal делегирует выполнение сравнения подлежащим объектам.</text:p>
      <text:p text:style-name="P12">Вариант 2 (old one).</text:p>
      <text:p text:style-name="P1">Оператор сравнения закрыт и неактивен <text:span text:style-name="T12">у всех типов, кроме “обёрнутых” встроенных и конкретных типов (не содержащих указатели).</text:span></text:p>
      <text:p text:style-name="P1">Используются методы is-equal, is-not-equal, is-same, is-not-same.</text:p>
      <text:p text:style-name="P1">equal - логическое равенство, объекты могут быть различными <text:span text:style-name="T12">(обычно реализуется через равенство подлежащих объектов).</text:span></text:p>
      <text:p text:style-name="P1">same - физическое равенство, объект один <text:span text:style-name="T3">(одно выделение)</text:span>, два поинтера <text:span text:style-name="T3">(равные)</text:span>. <text:span text:style-name="T3">С учетом преобразований типов (базовый-наследник) должно работать для смежных типов. То есть, можно будет имея два не равных указателся с помощью автоматического или ручного </text:span><text:soft-page-break/><text:span text:style-name="T3">преобразования выяснить, не один ли это объект, указываемый указателями различных типов (базовый-наследник).</text:span></text:p>
      <text:p text:style-name="P3"/>
      <text:p text:style-name="P1">[Аллокаторы]</text:p>
      <text:p text:style-name="P1">Только внешние аллокаторы.</text:p>
      <text:p text:style-name="P1">Есть три объекта, которым доступен аллокатор: объект, инициирующий использование аллокатора <text:span text:style-name="T4">(и, возможно, создавший его)</text:span>; объект, использующий аллокатор <text:span text:style-name="T4">(фактически используется в Constructor)</text:span>; memory-pointer <text:span text:style-name="T4">(фактически используется в Deleter)</text:span>.</text:p>
      <text:p text:style-name="P1">Владельцем является первый. Второй является разовым пользователем. Третий является <text:span text:style-name="T4">хранителем. Четвертый – </text:span>разовым пользователем при удалении.</text:p>
      <text:p text:style-name="P1">Хранят указатели на аллокатор только первый и третий. Причем третий - хранит weak указатель. <text:span text:style-name="T5">Первый хранит weak указатель, если не создавал аллокатор.</text:span></text:p>
      <text:p text:style-name="P1">Отсюда следует правило [Хранение аллокаторов].</text:p>
      <text:p text:style-name="P1"/>
      <text:p text:style-name="P1">[Хранение аллокаторов]</text:p>
      <text:p text:style-name="P1">Внутреннее хранение аллокаторов только для удаления объетов. <text:span text:style-name="T6">Причем, объект, подлежащий удалению, самостоятельно хранит weak указатель на аллокатор.</text:span></text:p>
      <text:p text:style-name="P1">Объекты, использующие аллокаторы, не изменяются извне их объекта-владельца.</text:p>
      <text:p text:style-name="P1">Возьмем для примера список. Ему требуется аллокатор для создания новы<text:span text:style-name="T7">х</text:span> узлов. Список не хранит аллокатор (см. правило [Аллокаторы]). Аллокатор хранится в объекте, который хранится в объекте, который хранит список и им манипулирует.</text:p>
      <text:p text:style-name="P1">Потому, добавление элемента в список осуществляется только самим объектом, хранящем список. [<text:span text:style-name="T9">Обсудить</text:span> возможность создания шаблона для хранения объекта и сопуствующих аллокаторов <text:span text:style-name="T9">в виде единого целого]</text:span>. Если список предоставляется для доступа извне, предоставляется он только для чтения и, возможно, удаления элементов. Для добавления элементов, если такая необходимость существует, используется метод add-an-element объекта-владельца.</text:p>
      <text:p text:style-name="P1">Разумеется, тот же метод используется и в самом объекте-владельце для добавления элементов в список. Если не требуется добавление элементов извне, метод делается закрытым.</text:p>
      <text:p text:style-name="P1"/>
      <text:p text:style-name="P1">[Именование]</text:p>
      <text:p text:style-name="P1">Snake case. Типы с заглавной буквы. Данные классов - _&lt;name&gt;.</text:p>
      <text:p text:style-name="P1"/>
      <text:p text:style-name="P1">[Именование файлов]</text:p>
      <text:p text:style-name="P1">Имя файла эквивалентно имени реализуемого типа или типов. </text:p>
      <text:p text:style-name="P1">Source file: *.cpp - C++ source; *.c - C source.</text:p>
      <text:p text:style-name="P1">Header files - *.h - C++ header; *.hxx - forward declaration header; *.hpp - template declaration header; *.hin - template implementation header.</text:p>
      <text:p text:style-name="P1"/>
      <text:p text:style-name="P1">[Именование параметров]</text:p>
      <text:p text:style-name="P1">Имя параметра начинается с неопределенного артикля (a, an). Далее следует значимое имя.</text:p>
      <text:p text:style-name="P1"/>
      <text:p text:style-name="P1">[Именование данных]</text:p>
      <text:p text:style-name="P1">Имя данных классов (см. [Именование]) начинается с неоп<text:span text:style-name="T10">р</text:span>еделенного артикля (the). Далее слеудет значимое имя. <text:span text:style-name="T11">(Для данных объектов имя будет _the_&lt;name&gt;, соответственно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5-09-29T19:52:43.245268054</meta:creation-date>
    <dc:date>2017-02-07T12:32:58.440000000</dc:date>
    <meta:editing-duration>PT2H18M52S</meta:editing-duration>
    <meta:editing-cycles>38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77" meta:word-count="986" meta:character-count="7921" meta:non-whitespace-character-count="7008"/>
  </office:meta>
</office:document-meta>
</file>